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17.524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9.058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54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8.898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5.215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2.708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0.54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24cm" svg:height="1.778cm" svg:x="1.032cm" svg:y="4.048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778cm" svg:x="1.032cm" svg:y="4.048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1.237cm" svg:y="7.477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4.514cm" svg:y="7.477cm">
          <text:p text:style-name="P1">Featur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7.731cm" svg:y="7.477cm">
          <text:p text:style-name="P1">Sponsor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10.951cm" svg:y="7.477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17.383cm" svg:y="7.477cm">
          <text:p text:style-name="P1">New Pos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14.208cm" svg:y="7.477cm">
          <text:p text:style-name="P1">Post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032cm" svg:y1="5.826cm" svg:x2="2.778cm" svg:y2="7.477cm">
          <text:p/>
        </draw:line>
        <draw:line draw:style-name="gr4" draw:text-style-name="P2" draw:layer="layout" svg:x1="5.699cm" svg:y1="5.953cm" svg:x2="5.699cm" svg:y2="7.604cm">
          <text:p/>
        </draw:line>
        <draw:line draw:style-name="gr4" draw:text-style-name="P2" draw:layer="layout" svg:x1="9.128cm" svg:y1="5.953cm" svg:x2="9.128cm" svg:y2="7.604cm">
          <text:p/>
        </draw:line>
        <draw:line draw:style-name="gr4" draw:text-style-name="P2" draw:layer="layout" svg:x1="12.303cm" svg:y1="5.826cm" svg:x2="12.303cm" svg:y2="7.477cm">
          <text:p/>
        </draw:line>
        <draw:line draw:style-name="gr4" draw:text-style-name="P2" draw:layer="layout" svg:x1="15.605cm" svg:y1="5.826cm" svg:x2="15.605cm" svg:y2="7.604cm">
          <text:p/>
        </draw:line>
        <draw:line draw:style-name="gr4" draw:text-style-name="P2" draw:layer="layout" svg:x1="18.653cm" svg:y1="6.08cm" svg:x2="19.034cm" svg:y2="7.477cm">
          <text:p/>
        </draw:line>
        <draw:custom-shape draw:style-name="gr5" draw:text-style-name="P1" draw:layer="layout" svg:width="9.398cm" svg:height="1.397cm" svg:x="1cm" svg:y="11.16cm">
          <text:p text:style-name="P1">Post list is shown with criteri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1.397cm" svg:x="11.033cm" svg:y="11.033cm">
          <text:p text:style-name="P1">All Posts are show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016cm" svg:y1="9.382cm" svg:x2="2.27cm" svg:y2="11.16cm">
          <text:p/>
        </draw:line>
        <draw:line draw:style-name="gr4" draw:text-style-name="P2" draw:layer="layout" svg:x1="5.826cm" svg:y1="9.255cm" svg:x2="5.826cm" svg:y2="11.16cm">
          <text:p/>
        </draw:line>
        <draw:line draw:style-name="gr4" draw:text-style-name="P2" draw:layer="layout" svg:x1="9.128cm" svg:y1="9.509cm" svg:x2="8.239cm" svg:y2="11.033cm">
          <text:p/>
        </draw:line>
        <draw:line draw:style-name="gr4" draw:text-style-name="P2" draw:layer="layout" svg:x1="12.176cm" svg:y1="9.128cm" svg:x2="9.382cm" svg:y2="11.033cm">
          <text:p/>
        </draw:line>
        <draw:line draw:style-name="gr4" draw:text-style-name="P2" draw:layer="layout" svg:x1="15.605cm" svg:y1="9.255cm" svg:x2="14.589cm" svg:y2="10.906cm">
          <text:p/>
        </draw:line>
        <draw:custom-shape draw:style-name="gr7" draw:text-style-name="P1" draw:layer="layout" svg:width="3.302cm" svg:height="1.397cm" svg:x="17.002cm" svg:y="10.906cm">
          <text:p text:style-name="P1">Add Pos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8.272cm" svg:y1="9.382cm" svg:x2="17.891cm" svg:y2="10.906cm">
          <text:p/>
        </draw:line>
        <draw:custom-shape draw:style-name="gr8" draw:text-style-name="P1" draw:layer="layout" svg:width="13.208cm" svg:height="1.905cm" svg:x="4.048cm" svg:y="14.208cm">
          <text:p text:style-name="P1">View The Recip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8cm" svg:y1="12.684cm" svg:x2="6.715cm" svg:y2="13.954cm">
          <text:p/>
        </draw:line>
        <draw:line draw:style-name="gr4" draw:text-style-name="P2" draw:layer="layout" svg:x1="13.827cm" svg:y1="12.811cm" svg:x2="12.684cm" svg:y2="14.208cm">
          <text:p/>
        </draw:line>
        <draw:line draw:style-name="gr4" draw:text-style-name="P2" draw:layer="layout" svg:x1="18.018cm" svg:y1="12.684cm" svg:x2="16.24cm" svg:y2="14.208cm">
          <text:p/>
        </draw:line>
        <draw:custom-shape draw:style-name="gr9" draw:text-style-name="P1" draw:layer="layout" svg:width="11.049cm" svg:height="1.27cm" svg:x="1cm" svg:y="1cm">
          <text:p text:style-name="P1">Navigation Diagr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0:24:01.898439068</meta:creation-date>
    <dc:date>2017-04-19T10:27:14.076124474</dc:date>
    <meta:editing-duration>PT5M42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